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7322" calcext:value-type="float">
            <text:p>7322</text:p>
          </table:table-cell>
          <table:table-cell office:value-type="float" office:value="3661" calcext:value-type="float">
            <text:p>3661</text:p>
          </table:table-cell>
          <table:table-cell office:value-type="float" office:value="2441" calcext:value-type="float">
            <text:p>2441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22" calcext:value-type="float">
            <text:p>73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61" calcext:value-type="float">
            <text:p>366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41" calcext:value-type="float">
            <text:p>24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31" calcext:value-type="float">
            <text:p>183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12603" calcext:value-type="float">
            <text:p>12603</text:p>
          </table:table-cell>
          <table:table-cell office:value-type="float" office:value="6302" calcext:value-type="float">
            <text:p>6302</text:p>
          </table:table-cell>
          <table:table-cell office:value-type="float" office:value="4202" calcext:value-type="float">
            <text:p>4202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603" calcext:value-type="float">
            <text:p>1260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2" calcext:value-type="float">
            <text:p>63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202" calcext:value-type="float">
            <text:p>42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151" calcext:value-type="float">
            <text:p>315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18245" calcext:value-type="float">
            <text:p>18245</text:p>
          </table:table-cell>
          <table:table-cell office:value-type="float" office:value="9123" calcext:value-type="float">
            <text:p>9123</text:p>
          </table:table-cell>
          <table:table-cell office:value-type="float" office:value="6081" calcext:value-type="float">
            <text:p>6081</text:p>
          </table:table-cell>
          <table:table-cell office:value-type="float" office:value="4562" calcext:value-type="float">
            <text:p>4562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245" calcext:value-type="float">
            <text:p>1824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123" calcext:value-type="float">
            <text:p>912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081" calcext:value-type="float">
            <text:p>608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562" calcext:value-type="float">
            <text:p>456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12604" calcext:value-type="float">
            <text:p>12604</text:p>
          </table:table-cell>
          <table:table-cell office:value-type="float" office:value="6302" calcext:value-type="float">
            <text:p>6302</text:p>
          </table:table-cell>
          <table:table-cell office:value-type="float" office:value="4202" calcext:value-type="float">
            <text:p>4202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604" calcext:value-type="float">
            <text:p>1260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2" calcext:value-type="float">
            <text:p>63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202" calcext:value-type="float">
            <text:p>42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151" calcext:value-type="float">
            <text:p>315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7322" calcext:value-type="float">
            <text:p>7322</text:p>
          </table:table-cell>
          <table:table-cell office:value-type="float" office:value="3662" calcext:value-type="float">
            <text:p>3662</text:p>
          </table:table-cell>
          <table:table-cell office:value-type="float" office:value="2442" calcext:value-type="float">
            <text:p>2442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22" calcext:value-type="float">
            <text:p>73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62" calcext:value-type="float">
            <text:p>366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42" calcext:value-type="float">
            <text:p>244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32" calcext:value-type="float">
            <text:p>183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7323" calcext:value-type="float">
            <text:p>7323</text:p>
          </table:table-cell>
          <table:table-cell office:value-type="float" office:value="3662" calcext:value-type="float">
            <text:p>3662</text:p>
          </table:table-cell>
          <table:table-cell office:value-type="float" office:value="2442" calcext:value-type="float">
            <text:p>2442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23" calcext:value-type="float">
            <text:p>732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62" calcext:value-type="float">
            <text:p>366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42" calcext:value-type="float">
            <text:p>244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32" calcext:value-type="float">
            <text:p>183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12603" calcext:value-type="float">
            <text:p>12603</text:p>
          </table:table-cell>
          <table:table-cell office:value-type="float" office:value="6302" calcext:value-type="float">
            <text:p>6302</text:p>
          </table:table-cell>
          <table:table-cell office:value-type="float" office:value="4201" calcext:value-type="float">
            <text:p>4201</text:p>
          </table:table-cell>
          <table:table-cell office:value-type="float" office:value="3151" calcext:value-type="float">
            <text:p>3151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603" calcext:value-type="float">
            <text:p>1260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2" calcext:value-type="float">
            <text:p>63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201" calcext:value-type="float">
            <text:p>420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151" calcext:value-type="float">
            <text:p>315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office:value-type="float" office:value="18244" calcext:value-type="float">
            <text:p>18244</text:p>
          </table:table-cell>
          <table:table-cell office:value-type="float" office:value="9122" calcext:value-type="float">
            <text:p>9122</text:p>
          </table:table-cell>
          <table:table-cell office:value-type="float" office:value="6082" calcext:value-type="float">
            <text:p>6082</text:p>
          </table:table-cell>
          <table:table-cell office:value-type="float" office:value="4561" calcext:value-type="float">
            <text:p>4561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244" calcext:value-type="float">
            <text:p>1824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122" calcext:value-type="float">
            <text:p>91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082" calcext:value-type="float">
            <text:p>60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561" calcext:value-type="float">
            <text:p>456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office:value-type="float" office:value="12604" calcext:value-type="float">
            <text:p>12604</text:p>
          </table:table-cell>
          <table:table-cell office:value-type="float" office:value="6303" calcext:value-type="float">
            <text:p>6303</text:p>
          </table:table-cell>
          <table:table-cell office:value-type="float" office:value="4202" calcext:value-type="float">
            <text:p>4202</text:p>
          </table:table-cell>
          <table:table-cell office:value-type="float" office:value="3152" calcext:value-type="float">
            <text:p>3152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604" calcext:value-type="float">
            <text:p>1260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3" calcext:value-type="float">
            <text:p>630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202" calcext:value-type="float">
            <text:p>42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152" calcext:value-type="float">
            <text:p>315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7324" calcext:value-type="float">
            <text:p>7324</text:p>
          </table:table-cell>
          <table:table-cell office:value-type="float" office:value="3663" calcext:value-type="float">
            <text:p>3663</text:p>
          </table:table-cell>
          <table:table-cell office:value-type="float" office:value="2443" calcext:value-type="float">
            <text:p>2443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24" calcext:value-type="float">
            <text:p>732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63" calcext:value-type="float">
            <text:p>366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43" calcext:value-type="float">
            <text:p>244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33" calcext:value-type="float">
            <text:p>183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116194" calcext:value-type="float">
            <text:p>116194</text:p>
          </table:table-cell>
          <table:table-cell office:value-type="float" office:value="58102" calcext:value-type="float">
            <text:p>58102</text:p>
          </table:table-cell>
          <table:table-cell office:value-type="float" office:value="38738" calcext:value-type="float">
            <text:p>38738</text:p>
          </table:table-cell>
          <table:table-cell office:value-type="float" office:value="29056" calcext:value-type="float">
            <text:p>29056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6194" calcext:value-type="float">
            <text:p>1161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58102" calcext:value-type="float">
            <text:p>581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738" calcext:value-type="float">
            <text:p>3873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9056" calcext:value-type="float">
            <text:p>2905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322" calcext:value-type="float">
            <text:p>7322</text:p>
          </table:table-cell>
          <table:table-cell table:number-columns-repeated="8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2603" calcext:value-type="float">
            <text:p>126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8245" calcext:value-type="float">
            <text:p>1824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2604" calcext:value-type="float">
            <text:p>1260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7322" calcext:value-type="float">
            <text:p>732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7323" calcext:value-type="float">
            <text:p>732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2603" calcext:value-type="float">
            <text:p>126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8244" calcext:value-type="float">
            <text:p>1824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2604" calcext:value-type="float">
            <text:p>1260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324" calcext:value-type="float">
            <text:p>732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16194" calcext:value-type="float">
            <text:p>116194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3661" calcext:value-type="float">
            <text:p>36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6302" calcext:value-type="float">
            <text:p>63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9123" calcext:value-type="float">
            <text:p>912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6302" calcext:value-type="float">
            <text:p>63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3662" calcext:value-type="float">
            <text:p>36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3662" calcext:value-type="float">
            <text:p>36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6302" calcext:value-type="float">
            <text:p>63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9122" calcext:value-type="float">
            <text:p>912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6303" calcext:value-type="float">
            <text:p>63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3663" calcext:value-type="float">
            <text:p>366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58102" calcext:value-type="float">
            <text:p>58102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2441" calcext:value-type="float">
            <text:p>244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4202" calcext:value-type="float">
            <text:p>42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6081" calcext:value-type="float">
            <text:p>60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4202" calcext:value-type="float">
            <text:p>42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2442" calcext:value-type="float">
            <text:p>244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2442" calcext:value-type="float">
            <text:p>244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4201" calcext:value-type="float">
            <text:p>420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6082" calcext:value-type="float">
            <text:p>608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4202" calcext:value-type="float">
            <text:p>42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2443" calcext:value-type="float">
            <text:p>244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38738" calcext:value-type="float">
            <text:p>38738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831" calcext:value-type="float">
            <text:p>183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3151" calcext:value-type="float">
            <text:p>31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4562" calcext:value-type="float">
            <text:p>45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3151" calcext:value-type="float">
            <text:p>31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832" calcext:value-type="float">
            <text:p>18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832" calcext:value-type="float">
            <text:p>18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3151" calcext:value-type="float">
            <text:p>31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4561" calcext:value-type="float">
            <text:p>45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833" calcext:value-type="float">
            <text:p>183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29056" calcext:value-type="float">
            <text:p>2905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5:57:03.900376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6:01:24.077278244</dc:date>
    <meta:editing-duration>PT1H28M25S</meta:editing-duration>
    <meta:editing-cycles>13</meta:editing-cycles>
    <meta:generator>LibreOffice/6.4.7.2$Linux_X86_64 LibreOffice_project/40$Build-2</meta:generator>
    <meta:document-statistic meta:table-count="1" meta:cell-count="320" meta:object-count="0"/>
  </office:meta>
</office:document-meta>
</file>